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16.401cm" style:leader-style="solid" style:leader-text="_"/>
        </style:tab-stops>
      </style:paragraph-properties>
    </style:style>
    <style:style style:name="P2" style:family="paragraph" style:parent-style-name="Heading_20_1">
      <style:paragraph-properties>
        <style:tab-stops>
          <style:tab-stop style:position="16.401cm" style:leader-style="solid" style:leader-text="_"/>
        </style:tab-stops>
      </style:paragraph-properties>
      <style:text-properties officeooo:paragraph-rsid="0005c86e"/>
    </style:style>
    <style:style style:name="P3" style:family="paragraph" style:parent-style-name="Text_20_body">
      <style:paragraph-properties>
        <style:tab-stops>
          <style:tab-stop style:position="16.401cm" style:leader-style="solid" style:leader-text="_"/>
        </style:tab-stops>
      </style:paragraph-properties>
      <style:text-properties officeooo:paragraph-rsid="0005c86e"/>
    </style:style>
    <style:style style:name="P4" style:family="paragraph" style:parent-style-name="Title">
      <style:text-properties officeooo:paragraph-rsid="0005c86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5c86e"/>
    </style:style>
    <style:style style:name="T2" style:family="text">
      <style:text-properties style:font-name="Liberation Sans" fo:font-size="18.2000007629395pt" fo:font-weight="bold" officeooo:rsid="0005c8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gr1" style:family="graphic">
      <style:graphic-properties draw:stroke="solid" svg:stroke-color="#000000" draw:fill="none" draw:fill-color="#ffffff" draw:textarea-vertical-align="middle" fo:min-height="5.424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nsänderung</text:p>
      <text:h text:style-name="P2" text:outline-level="1">Vorname<text:tab/></text:h>
      <text:h text:style-name="P2" text:outline-level="1">Nachname<text:tab/></text:h>
      <text:h text:style-name="P2" text:outline-level="1"><text:bookmark-start text:name="__DdeLink__0_1308509485"/>Verein<text:bookmark-end text:name="__DdeLink__0_1308509485"/><text:tab/></text:h>
      <text:p text:style-name="P3"/>
      <text:p text:style-name="P3"><draw:frame text:anchor-type="paragraph" draw:z-index="0" draw:name="Shape1" draw:style-name="gr1" draw:text-style-name="P6" svg:width="9.79cm" svg:height="5.425cm" svg:x="3.69cm" svg:y="0.138cm"><draw:text-box><text:p text:style-name="P5">Wiegekarte bitte hier befestigen</text:p></draw:text-box></draw:frame></text:p>
      <text:p text:style-name="P3"/>
      <text:p text:style-name="Title">Namensänderung</text:p>
      <text:h text:style-name="P2" text:outline-level="1">Vorname<text:tab/></text:h>
      <text:h text:style-name="P2" text:outline-level="1"><text:bookmark-start text:name="__DdeLink__2_1308509485"/>Nachname<text:bookmark-end text:name="__DdeLink__2_1308509485"/><text:tab/></text:h>
      <text:h text:style-name="P2" text:outline-level="1"><draw:frame text:anchor-type="paragraph" draw:z-index="1" draw:name="Shape1" draw:style-name="gr1" draw:text-style-name="P6" svg:width="9.79cm" svg:height="5.425cm" svg:x="3.847cm" svg:y="2.54cm"><draw:text-box><text:p text:style-name="P5">Wiegekarte bitte hier befestigen</text:p></draw:text-box></draw:frame><text:span text:style-name="T2">Verein</text:span><text:tab/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0T23:02:17.147327930</meta:creation-date>
    <dc:date>2020-01-10T23:14:47.380123211</dc:date>
    <meta:editing-duration>PT2M20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8" meta:word-count="8" meta:character-count="76" meta:non-whitespace-character-count="70"/>
  </office:meta>
</office:document-meta>
</file>